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📎 **Práctica 02-A – Adición de discos virtuales a Windows 10 (VirtualBox 7.1.10)** <text:s/></text:p>
      <text:p text:style-name="Standard">*Reconocimiento y preparación de volúmenes para futuras prácticas: imagen de sistema y copia de seguridad*</text:p>
      <text:p text:style-name="Standard"/>
      <text:p text:style-name="Standard">🎯 **Objetivo** <text:s/></text:p>
      <text:p text:style-name="Standard">Agregar **dos discos duros virtuales** a la VM `Win10-curso` creada previamente, de modo que: <text:s/></text:p>
      <text:p text:style-name="Standard">1. Windows 10 los detecte como **nuevos discos físicos**. <text:s/></text:p>
      <text:p text:style-name="Standard">2. Se les asigne **letra de unidad** y **sistema de ficheros NTFS**. <text:s/></text:p>
      <text:p text:style-name="Standard">3. Tengan **capacidad adecuada** para: <text:s/></text:p>
      <text:p text:style-name="Standard"><text:s text:c="3"/>- Uno: almacenar **imagen de sistema completa** (~25 GB). <text:s/></text:p>
      <text:p text:style-name="Standard"><text:s text:c="3"/>- Otro: almacenar **copia de seguridad de ficheros de usuario** (~15 GB). <text:s/></text:p>
      <text:p text:style-name="Standard"/>
      <text:p text:style-name="Standard">⚙️ **Requisitos previos** <text:s/></text:p>
      <text:p text:style-name="Standard">• VM `Win10-curso` apagada (estado “Powered Off”). <text:s/></text:p>
      <text:p text:style-name="Standard">• Espacio libre en disco host: **≥ 45 GB**. <text:s/></text:p>
      <text:p text:style-name="Standard">• Permisos de administrador sobre VirtualBox y dentro de Windows.</text:p>
      <text:p text:style-name="Standard"/>
      <text:p text:style-name="Standard">📏 **Tamaños propuestos** <text:s/></text:p>
      <text:p text:style-name="Standard">| Disco | Rol | Tamaño | Nombre fichero VDI | Tipo de asignación |</text:p>
      <text:p text:style-name="Standard">|-------|-----|--------|--------------------|--------------------|</text:p>
      <text:p text:style-name="Standard">| Disco 1 | Imagen sistema | 40 GB | `Win10-curso-SYS.vdi` | Dinámico |</text:p>
      <text:p text:style-name="Standard">| Disco 2 | Backup ficheros | 20 GB | `Win10-curso-BAK.vdi` | Dinámico |</text:p>
      <text:p text:style-name="Standard"/>
      <text:p text:style-name="Standard">🔧 **Procedimiento paso a paso**</text:p>
      <text:p text:style-name="Standard"/>
      <text:p text:style-name="Standard">1️⃣ **Crear los VDI** <text:s/></text:p>
      <text:p text:style-name="Standard"><text:s text:c="2"/>a. VirtualBox Manager → seleccionar `Win10-curso` → Settings → Storage. <text:s/></text:p>
      <text:p text:style-name="Standard"><text:s text:c="2"/>b. Controlador: **SATA** (mismo controlador del disco OS) → botón “Añadir disco duro” → Crear nuevo. <text:s/></text:p>
      <text:p text:style-name="Standard"><text:s text:c="2"/>c. Asistente: <text:s/></text:p>
      <text:p text:style-name="Standard"><text:s text:c="5"/>• Tipo: VDI <text:s/></text:p>
      <text:p text:style-name="Standard"><text:s text:c="5"/>• Dinámico <text:s/></text:p>
      <text:p text:style-name="Standard"><text:s text:c="5"/>• Tamaño: **40 GB** → nombre `Win10-curso-SYS.vdi` → Crear. <text:s/></text:p>
      <text:p text:style-name="Standard"><text:s text:c="2"/>d. Repetir paso para segundo disco: **20 GB** → nombre `Win10-curso-BAK.vdi`. <text:s/></text:p>
      <text:p text:style-name="Standard"><text:s text:c="2"/>e. Aceptar Settings.</text:p>
      <text:p text:style-name="Standard"/>
      <text:p text:style-name="Standard">2️⃣ **Arrancar VM y abrir Administrador de discos** <text:s/></text:p>
      <text:p text:style-name="Standard"><text:s text:c="2"/>a. Iniciar `Win10-curso` → loguearse (`curso` / `qwerty`). <text:s/></text:p>
      <text:p text:style-name="Standard"><text:s text:c="2"/>b. Ejecutar `diskmgmt.msc` → aparecerán: <text:s/></text:p>
      <text:p text:style-name="Standard"><text:s text:c="5"/>• **Disco 1** → 40 GB → “Sin inicializar” <text:s/></text:p>
      <text:p text:style-name="Standard"><text:s text:c="5"/>• **Disco 2** → 20 GB → “Sin inicializar”</text:p>
      <text:p text:style-name="Standard"/>
      <text:p text:style-name="Standard">3️⃣ **Inicializar discos (GPT)** <text:s/></text:p>
      <text:p text:style-name="Standard"><text:s text:c="2"/>1. Clic derecho sobre cada disco → **Inicializar disco** → seleccionar **GPT** → OK. <text:s/></text:p>
      <text:p text:style-name="Standard"><text:s text:c="2"/>2. Resultado: espacio sin asignar en ambos.</text:p>
      <text:p text:style-name="Standard"/>
      <text:p text:style-name="Standard">4️⃣ **Crear volúmenes NTFS** <text:s/></text:p>
      <text:p text:style-name="Standard"><text:s text:c="2"/>a. Disco 1 (40 GB): <text:s/></text:p>
      <text:p text:style-name="Standard"><text:s text:c="5"/>• Clic derecho “Sin asignar” → **Nuevo volumen simple** → Siguiente. <text:s/></text:p>
      <text:p text:style-name="Standard"><text:s text:c="5"/>• Tamaño: máximo → Siguiente. <text:s/></text:p>
      <text:p text:style-name="Standard"><text:s text:c="5"/>• Letra: **S:** → Siguiente. <text:s/></text:p>
      <text:p text:style-name="Standard"><text:s text:c="5"/>• Etiqueta: `ImagenSistema` → Formato rápido NTFS → Finalizar. <text:s/></text:p>
      <text:p text:style-name="Standard"><text:soft-page-break/><text:s text:c="2"/>b. Disco 2 (20 GB): <text:s/></text:p>
      <text:p text:style-name="Standard"><text:s text:c="5"/>• Misma secuencia; letra **B:**; etiqueta `BackupDatos`.</text:p>
      <text:p text:style-name="Standard"/>
      <text:p text:style-name="Standard">5️⃣ **Verificación** <text:s/></text:p>
      <text:p text:style-name="Standard"><text:s text:c="2"/>• Abrir **Este equipo** → deben aparecer: <text:s/></text:p>
      <text:p text:style-name="Standard"><text:s text:c="4"/>- Unidad S: `ImagenSistema` 39,9 GB libres <text:s/></text:p>
      <text:p text:style-name="Standard"><text:s text:c="4"/>- Unidad B: `BackupDatos` 19,9 GB libres <text:s/></text:p>
      <text:p text:style-name="Standard"><text:s text:c="2"/>• Ejecutar `Get-PhysicalDisk` en PowerShell → tres discos listados (0 OS, 1 Imagen, 2 Backup).</text:p>
      <text:p text:style-name="Standard"/>
      <text:p text:style-name="Standard">6️⃣ **Documentación interna de la VM** (opcional) <text:s/></text:p>
      <text:p text:style-name="Standard"><text:s text:c="2"/>• Crear carpeta `C:\InfoDiscos.txt` con salida de: <text:s/></text:p>
      <text:p text:style-name="Standard"><text:s text:c="4"/>```</text:p>
      <text:p text:style-name="Standard"><text:s text:c="4"/>diskpart</text:p>
      <text:p text:style-name="Standard"><text:s text:c="4"/>list disk</text:p>
      <text:p text:style-name="Standard"><text:s text:c="4"/>list volume</text:p>
      <text:p text:style-name="Standard"><text:s text:c="4"/>exit</text:p>
      <text:p text:style-name="Standard"><text:s text:c="4"/>```</text:p>
      <text:p text:style-name="Standard"/>
      <text:p text:style-name="Standard">✅ **Criterios de salida** <text:s/></text:p>
      <text:p text:style-name="Standard">• Dos discos virtuales nuevos visibles en Administrador de discos. <text:s/></text:p>
      <text:p text:style-name="Standard">• Volúmenes S: y B: formateados en NTFS y accesibles desde el Explorador. <text:s/></text:p>
      <text:p text:style-name="Standard">• Sin errores en el Visor de eventos → Registro de sistema → Disk. <text:s/></text:p>
      <text:p text:style-name="Standard">• Snapshot `Win10-curso-DiscosAdded` creada para retroceder si fuera necesario.</text:p>
      <text:p text:style-name="Standard"/>
      <text:p text:style-name="Standard">🔚 **Fin de la práctica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3:56:27.468540173</meta:creation-date>
    <dc:date>2025-09-10T00:07:34.066525486</dc:date>
    <meta:editing-duration>PT11M6S</meta:editing-duration>
    <meta:editing-cycles>3</meta:editing-cycles>
    <meta:generator>LibreOffice/24.2.2.2$Linux_X86_64 LibreOffice_project/d56cc158d8a96260b836f100ef4b4ef25d6f1a01</meta:generator>
    <meta:print-date>2025-09-09T23:59:56.137365252</meta:print-date>
    <meta:printed-by>Archivos PDF</meta:printed-by>
    <meta:document-statistic meta:table-count="0" meta:image-count="0" meta:object-count="0" meta:page-count="2" meta:paragraph-count="63" meta:word-count="466" meta:character-count="3078" meta:non-whitespace-character-count="2477"/>
  </office:meta>
</office:document-meta>
</file>